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DF Kai Shu" svg:font-family="DF Kai Shu" style:font-family-generic="script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prefix="(" style:num-suffix=")" style:num-format="一, 十, 一百(繁), ...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1">
        <style:list-level-properties text:space-before="0.6666in" text:min-label-width="0.3333in" text:list-level-position-and-space-mode="label-alignment">
          <style:list-level-label-alignment text:label-followed-by="nothing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olumn3" style:family="table-column">
      <style:table-column-properties style:column-width="3.6222in" style:use-optimal-column-width="false"/>
    </style:style>
    <style:style style:name="TableColumn4" style:family="table-column">
      <style:table-column-properties style:column-width="3.7611in" style:use-optimal-column-width="false"/>
    </style:style>
    <style:style style:name="Table2" style:family="table">
      <style:table-properties style:width="7.3833in" fo:margin-left="-0.397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P7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ableRow8" style:family="table-row">
      <style:table-row-properties style:min-row-height="0.6972in"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內文" style:family="paragraph">
      <style:paragraph-properties fo:line-height="0.2083in" fo:margin-left="0.402in" fo:text-indent="-0.4805in">
        <style:tab-stops>
          <style:tab-stop style:type="left" style:position="-0.0687in"/>
        </style:tab-stops>
      </style:paragraph-properties>
    </style:style>
    <style:style style:name="T11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="Times New Roman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Times New Roman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Times New Roman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1" style:parent-style-name="預設段落字型" style:family="text">
      <style:text-properties style:font-name="Times New Roman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="Times New Roman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P25" style:parent-style-name="內文" style:family="paragraph">
      <style:paragraph-properties style:text-autospace="none" fo:line-height="0.2083in"/>
    </style:style>
    <style:style style:name="T26" style:parent-style-name="預設段落字型" style:family="text">
      <style:text-properties style:font-name="標楷體" style:font-name-asian="標楷體" style:font-name-complex="DF Kai Shu" style:letter-kerning="false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style:font-name-complex="DF Kai Shu" style:letter-kerning="false" fo:font-size="14pt" style:font-size-asian="14pt" style:font-size-complex="14pt"/>
    </style:style>
    <style:style style:name="T28" style:parent-style-name="預設段落字型" style:family="text">
      <style:text-properties style:font-name="標楷體" style:font-name-asian="標楷體" style:font-name-complex="DF Kai Shu" style:letter-kerning="false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style:font-name-complex="DF Kai Shu" style:letter-kerning="false" fo:font-size="14pt" style:font-size-asian="14pt" style:font-size-complex="14pt"/>
    </style:style>
    <style:style style:name="T31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32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33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34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36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37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P38" style:parent-style-name="內文" style:family="paragraph">
      <style:paragraph-properties style:text-autospace="none" fo:line-height="0.2083in"/>
    </style:style>
    <style:style style:name="T39" style:parent-style-name="預設段落字型" style:family="text">
      <style:text-properties style:font-name="標楷體" style:font-name-asian="標楷體" style:font-name-complex="DF Kai Shu" style:letter-kerning="false" fo:font-size="14pt" style:font-size-asian="14pt" style:font-size-complex="14pt"/>
    </style:style>
    <style:style style:name="T40" style:parent-style-name="預設段落字型" style:family="text">
      <style:text-properties style:font-name="標楷體" style:font-name-asian="標楷體" style:font-name-complex="DF Kai Shu" style:letter-kerning="false" fo:font-size="14pt" style:font-size-asian="14pt" style:font-size-complex="14pt"/>
    </style:style>
    <style:style style:name="T41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42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3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44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5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46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48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49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50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51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52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53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54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55" style:parent-style-name="預設段落字型" style:family="text">
      <style:text-properties style:font-name="標楷體" style:font-name-asian="標楷體" style:font-name-complex="DF Kai Shu" fo:letter-spacing="0.0277in" style:letter-kerning="false" fo:font-size="14pt" style:font-size-asian="14pt" style:font-size-complex="14pt"/>
    </style:style>
    <style:style style:name="TableRow56" style:family="table-row">
      <style:table-row-properties style:min-row-height="0.475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內文" style:family="paragraph">
      <style:paragraph-properties style:text-autospace="none" fo:line-height="0.2083in"/>
    </style:style>
    <style:style style:name="T59" style:parent-style-name="預設段落字型" style:family="text">
      <style:text-properties style:font-name="標楷體" style:font-name-asian="標楷體" style:font-name-complex="DF Kai Shu" style:letter-kerning="false" fo:font-size="14pt" style:font-size-asian="14pt" style:font-size-complex="14pt"/>
    </style:style>
    <style:style style:name="T60" style:parent-style-name="預設段落字型" style:family="text">
      <style:text-properties style:font-name="標楷體" style:font-name-asian="標楷體" style:font-name-complex="DF Kai Shu" style:letter-kerning="false" fo:font-size="14pt" style:font-size-asian="14pt" style:font-size-complex="14pt"/>
    </style:style>
    <style:style style:name="T6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6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6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6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6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6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6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6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6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70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71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72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73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74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75" style:parent-style-name="預設段落字型" style:family="text">
      <style:text-properties style:font-name="Times New Roman" style:font-name-asian="標楷體" style:font-name-complex="Times New Roman" style:letter-kerning="false" style:text-position="super 64.2%" fo:font-size="14pt" style:font-size-asian="14pt" style:font-size-complex="14pt"/>
    </style:style>
    <style:style style:name="T7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7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78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1" style:parent-style-name="內文" style:family="paragraph">
      <style:paragraph-properties style:text-autospace="none" fo:line-height="0.2083in"/>
    </style:style>
    <style:style style:name="T8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8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8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8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8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內文" style:family="paragraph">
      <style:paragraph-properties style:text-autospace="none" fo:line-height="0.2083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P90" style:parent-style-name="內文" style:family="paragraph">
      <style:paragraph-properties style:text-autospace="none" fo:line-height="0.2083in"/>
    </style:style>
    <style:style style:name="T91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9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9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9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9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9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9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9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9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0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0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0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0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0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05" style:parent-style-name="內文" style:family="paragraph">
      <style:paragraph-properties style:text-autospace="none" fo:line-height="0.2083in"/>
    </style:style>
    <style:style style:name="T106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10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0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0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1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1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1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1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1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15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1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1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1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1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20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1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2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2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P125" style:parent-style-name="內文" style:family="paragraph">
      <style:paragraph-properties style:text-autospace="none" fo:line-height="0.2083in"/>
    </style:style>
    <style:style style:name="T12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3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4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41" style:parent-style-name="內文" style:family="paragraph">
      <style:paragraph-properties style:text-autospace="none" fo:line-height="0.2083in"/>
    </style:style>
    <style:style style:name="T142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14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4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4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4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4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4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4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5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5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5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53" style:parent-style-name="內文" style:family="paragraph">
      <style:paragraph-properties style:text-autospace="none" fo:line-height="0.2083in"/>
    </style:style>
    <style:style style:name="T154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15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5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5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5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5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60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61" style:parent-style-name="內文" style:family="paragraph">
      <style:paragraph-properties style:text-autospace="none" fo:line-height="0.2083in"/>
    </style:style>
    <style:style style:name="T162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16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6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6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6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6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6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6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7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7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72" style:parent-style-name="內文" style:family="paragraph">
      <style:paragraph-properties style:text-autospace="none" fo:line-height="0.2083in"/>
    </style:style>
    <style:style style:name="T173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17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75" style:parent-style-name="內文" style:family="paragraph">
      <style:paragraph-properties style:text-autospace="none" fo:line-height="0.2083in"/>
    </style:style>
    <style:style style:name="T17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7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78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179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180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181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18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8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84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185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186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18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8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8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90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91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92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93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194" style:parent-style-name="內文" style:family="paragraph">
      <style:paragraph-properties style:text-autospace="none" fo:line-height="0.2083in"/>
    </style:style>
    <style:style style:name="T195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19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9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9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19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00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01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0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0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0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05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0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0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08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209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21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1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12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213" style:parent-style-name="預設段落字型" style:family="text">
      <style:text-properties style:font-name="Times New Roman" style:font-name-asian="標楷體" style:letter-kerning="false" fo:font-size="14pt" style:font-size-asian="14pt" style:font-size-complex="14pt"/>
    </style:style>
    <style:style style:name="T21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1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1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1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內文" style:family="paragraph">
      <style:paragraph-properties style:text-autospace="none" fo:line-height="0.2083in"/>
    </style:style>
    <style:style style:name="T22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222" style:parent-style-name="預設段落字型" style:family="text">
      <style:text-properties style:font-name="Times New Roman" style:font-name-asian="標楷體" style:font-name-complex="DF Kai Shu" fo:font-weight="bold" style:font-weight-asian="bold" style:letter-kerning="false" fo:font-size="14pt" style:font-size-asian="14pt" style:font-size-complex="14pt"/>
    </style:style>
    <style:style style:name="P223" style:parent-style-name="內文" style:family="paragraph">
      <style:paragraph-properties style:text-autospace="none" fo:line-height="0.2083in"/>
    </style:style>
    <style:style style:name="T224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2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2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2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2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2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3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3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3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23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234" style:parent-style-name="內文" style:family="paragraph">
      <style:paragraph-properties style:text-autospace="none" fo:line-height="0.2083in"/>
    </style:style>
    <style:style style:name="T23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36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3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3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3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內文" style:family="paragraph">
      <style:paragraph-properties style:text-autospace="none" fo:line-height="0.2083in"/>
    </style:style>
    <style:style style:name="T24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244" style:parent-style-name="預設段落字型" style:family="text">
      <style:text-properties style:font-name="Times New Roman" style:font-name-asian="標楷體" style:font-name-complex="DF Kai Shu" fo:font-weight="bold" style:font-weight-asian="bold" style:letter-kerning="false" fo:font-size="14pt" style:font-size-asian="14pt" style:font-size-complex="14pt"/>
    </style:style>
    <style:style style:name="T245" style:parent-style-name="預設段落字型" style:family="text">
      <style:text-properties style:font-name="Times New Roman" style:font-name-asian="標楷體" style:font-name-complex="DF Kai Shu" fo:font-weight="bold" style:font-weight-asian="bold" style:letter-kerning="false" fo:font-size="14pt" style:font-size-asian="14pt" style:font-size-complex="14pt"/>
    </style:style>
    <style:style style:name="T246" style:parent-style-name="預設段落字型" style:family="text">
      <style:text-properties style:font-name="Times New Roman" style:font-name-asian="標楷體" style:font-name-complex="DF Kai Shu" fo:font-weight="bold" style:font-weight-asian="bold" style:letter-kerning="false" fo:font-size="14pt" style:font-size-asian="14pt" style:font-size-complex="14pt"/>
    </style:style>
    <style:style style:name="T24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24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內文" style:family="paragraph">
      <style:paragraph-properties style:text-autospace="none" fo:line-height="0.2083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P252" style:parent-style-name="內文" style:family="paragraph">
      <style:paragraph-properties style:text-autospace="none" fo:line-height="0.2083in" fo:margin-left="0.1986in" fo:text-indent="-0.1986in">
        <style:tab-stops/>
      </style:paragraph-properties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253" style:parent-style-name="內文" style:family="paragraph">
      <style:paragraph-properties style:text-autospace="none" fo:line-height="0.2083in" fo:margin-left="0.1986in" fo:text-indent="-0.1986in">
        <style:tab-stops/>
      </style:paragraph-properties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254" style:parent-style-name="內文" style:family="paragraph">
      <style:paragraph-properties style:text-autospace="none" fo:line-height="0.2083in" fo:margin-left="0.1986in" fo:text-indent="-0.1986in">
        <style:tab-stops/>
      </style:paragraph-properties>
    </style:style>
    <style:style style:name="T255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內文" style:family="paragraph">
      <style:paragraph-properties style:text-autospace="none" fo:line-height="0.2083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P258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259" style:parent-style-name="內文" style:family="paragraph">
      <style:paragraph-properties style:text-autospace="none" fo:line-height="0.2083in"/>
    </style:style>
    <style:style style:name="T26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61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262" style:parent-style-name="內文" style:family="paragraph">
      <style:paragraph-properties style:text-autospace="none" fo:line-height="0.2083in"/>
    </style:style>
    <style:style style:name="T263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264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265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266" style:parent-style-name="內文" style:family="paragraph">
      <style:paragraph-properties style:text-autospace="none" fo:line-height="0.2083in"/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P267" style:parent-style-name="內文" style:family="paragraph">
      <style:paragraph-properties style:text-autospace="none" fo:line-height="0.2083in"/>
    </style:style>
    <style:style style:name="T26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6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7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7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7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內文" style:family="paragraph">
      <style:paragraph-properties style:text-autospace="none" fo:line-height="0.2083in" fo:margin-left="0.7895in" fo:text-indent="-0.7895in">
        <style:tab-stops/>
      </style:paragraph-properties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276" style:parent-style-name="內文" style:family="paragraph">
      <style:paragraph-properties style:text-autospace="none" fo:line-height="0.2083in" fo:margin-left="0.7895in" fo:text-indent="-0.7895in">
        <style:tab-stops/>
      </style:paragraph-properties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277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78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279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80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281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/>
    </style:style>
    <style:style style:name="T282" style:parent-style-name="預設段落字型" style:family="text">
      <style:text-properties style:font-name="Times New Roman" style:font-name-asian="標楷體" style:font-name-complex="DF Kai Shu" style:letter-kerning="false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附表二、妊娠及分娩後勞工之健康危害評估及工作適性安排建議表</text:p>
      <text:p text:style-name="內文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一、基本資料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姓名：</text:span><text:span text:style-name="T12"><text:s text:c="10"/></text:span><text:span text:style-name="T13"><text:s/></text:span><text:span text:style-name="T14">年齡：</text:span><text:span text:style-name="T15"><text:s text:c="7"/></text:span><text:span text:style-name="T16">歲</text:span><text:span text:style-name="T17"><text:s/></text:span><text:span text:style-name="T18">出生年月日：</text:span><text:span text:style-name="T19"><text:s text:c="4"/></text:span><text:span text:style-name="T20">年</text:span><text:span text:style-name="T21"><text:s text:c="4"/></text:span><text:span text:style-name="T22">月</text:span><text:span text:style-name="T23"><text:s text:c="4"/></text:span><text:span text:style-name="T24">日</text:span></text:p>
            <text:p text:style-name="P25"><text:span text:style-name="T26">□</text:span><text:span text:style-name="T27"><text:s/></text:span><text:span text:style-name="T28">妊娠週數</text:span><text:span text:style-name="T29"><text:s text:c="9"/></text:span><text:span text:style-name="T30">週；</text:span><text:span text:style-name="T31">預產期</text:span><text:span text:style-name="T32"><text:s text:c="3"/></text:span><text:span text:style-name="T33">年</text:span><text:span text:style-name="T34"><text:s text:c="3"/></text:span><text:span text:style-name="T35">月</text:span><text:span text:style-name="T36"><text:s text:c="3"/></text:span><text:span text:style-name="T37">日<text:s/></text:span></text:p>
            <text:p text:style-name="P38"><text:span text:style-name="T39">□</text:span><text:span text:style-name="T40"><text:s/></text:span><text:span text:style-name="T41">分娩後（分娩日期</text:span><text:span text:style-name="T42"><text:s text:c="3"/></text:span><text:span text:style-name="T43">年</text:span><text:span text:style-name="T44"><text:s text:c="3"/></text:span><text:span text:style-name="T45">月</text:span><text:span text:style-name="T46"><text:s text:c="3"/></text:span><text:span text:style-name="T47">日）</text:span><text:span text:style-name="T48"><text:s/></text:span><text:span text:style-name="T49">□</text:span><text:span text:style-name="T50"><text:s/></text:span><text:span text:style-name="T51">哺乳</text:span><text:span text:style-name="T52"><text:s/></text:span><text:span text:style-name="T53">□</text:span><text:span text:style-name="T54"><text:s/></text:span><text:span text:style-name="T55">未哺乳</text:span></text:p>
          </table:table-cell>
          <table:covered-table-cell/>
        </table:table-row>
        <table:table-row table:style-name="TableRow56">
          <table:table-cell table:style-name="TableCell57" table:number-columns-spanned="2">
            <text:p text:style-name="P58"><text:span text:style-name="T59">□</text:span><text:span text:style-name="T60"><text:s/></text:span><text:span text:style-name="T61">身高：</text:span><text:span text:style-name="T62"><text:s text:c="4"/></text:span><text:span text:style-name="T63"><text:s text:c="2"/></text:span><text:span text:style-name="T64">公分；</text:span><text:span text:style-name="T65"><text:s/></text:span><text:span text:style-name="T66">體重：</text:span><text:span text:style-name="T67"><text:s text:c="4"/></text:span><text:span text:style-name="T68"><text:s text:c="2"/></text:span><text:span text:style-name="T69">公斤；</text:span><text:span text:style-name="T70">身體質量指數（</text:span><text:span text:style-name="T71">BMI</text:span><text:span text:style-name="T72">）：</text:span><text:span text:style-name="T73"><text:s text:c="5"/></text:span><text:span text:style-name="T74"><text:s/>kg/m</text:span><text:span text:style-name="T75">2</text:span><text:span text:style-name="T76">；血壓：</text:span><text:span text:style-name="T77"><text:s text:c="7"/></text:span><text:span text:style-name="T78">mmHg</text:span></text:p>
          </table:table-cell>
          <table:covered-table-cell/>
        </table:table-row>
        <table:table-row table:style-name="TableRow79">
          <table:table-cell table:style-name="TableCell80" table:number-columns-spanned="2">
            <text:p text:style-name="P81"><text:span text:style-name="T82">二</text:span><text:span text:style-name="T83">、評估結果</text:span><text:span text:style-name="T84">(</text:span><text:span text:style-name="T85">請依評估情形勾選或敘明其他異常狀況</text:span><text:span text:style-name="T86">)</text:span></text:p>
          </table:table-cell>
          <table:covered-table-cell/>
        </table:table-row>
        <table:table-row table:style-name="TableRow87">
          <table:table-cell table:style-name="TableCell88" table:number-columns-spanned="2">
            <text:p text:style-name="P89">1.本次懷孕問題：</text:p>
            <text:p text:style-name="P90"><text:span text:style-name="T91">(1)</text:span><text:span text:style-name="T92">孕吐</text:span><text:span text:style-name="T93"><text:s/></text:span><text:span text:style-name="T94">□</text:span><text:span text:style-name="T95"><text:s/></text:span><text:span text:style-name="T96">無</text:span><text:span text:style-name="T97"><text:s/></text:span><text:span text:style-name="T98">□</text:span><text:span text:style-name="T99"><text:s/></text:span><text:span text:style-name="T100">明顯</text:span><text:span text:style-name="T101"><text:s/></text:span><text:span text:style-name="T102">□</text:span><text:span text:style-name="T103"><text:s/></text:span><text:span text:style-name="T104">劇吐</text:span></text:p>
            <text:p text:style-name="P105"><text:span text:style-name="T106">(2)</text:span><text:span text:style-name="T107">貧血</text:span><text:span text:style-name="T108"><text:s/></text:span><text:span text:style-name="T109">□</text:span><text:span text:style-name="T110"><text:s/></text:span><text:span text:style-name="T111">無</text:span><text:span text:style-name="T112"><text:s/></text:span><text:span text:style-name="T113">□</text:span><text:span text:style-name="T114">血紅</text:span><text:span text:style-name="T115">素</text:span><text:span text:style-name="T116">&lt;</text:span><text:span text:style-name="T117">9g/dL</text:span><text:span text:style-name="T118"><text:s/></text:span><text:span text:style-name="T119">□</text:span><text:span text:style-name="T120">血紅素</text:span><text:span text:style-name="T121">&lt;</text:span><text:span text:style-name="T122">12g/dL</text:span><text:span text:style-name="T123"><text:s/></text:span><text:span text:style-name="T124"><text:s/></text:span></text:p>
            <text:p text:style-name="P125"><text:span text:style-name="T126">(3)</text:span><text:span text:style-name="T127">妊娠水腫</text:span><text:span text:style-name="T128"><text:s/></text:span><text:span text:style-name="T129">□</text:span><text:span text:style-name="T130"><text:s/></text:span><text:span text:style-name="T131">無</text:span><text:span text:style-name="T132"><text:s/></text:span><text:span text:style-name="T133">□</text:span><text:span text:style-name="T134"><text:s/>1+<text:s/></text:span><text:span text:style-name="T135">□</text:span><text:span text:style-name="T136"><text:s/>2+<text:s/></text:span><text:span text:style-name="T137">□</text:span><text:span text:style-name="T138"><text:s/>3+<text:s/></text:span><text:span text:style-name="T139">□</text:span><text:span text:style-name="T140"><text:s/>4+</text:span></text:p>
            <text:p text:style-name="P141"><text:span text:style-name="T142">(4)</text:span><text:span text:style-name="T143">妊娠蛋白尿</text:span><text:span text:style-name="T144"><text:s/></text:span><text:span text:style-name="T145">□</text:span><text:span text:style-name="T146"><text:s/></text:span><text:span text:style-name="T147">無</text:span><text:span text:style-name="T148"><text:s/></text:span><text:span text:style-name="T149">□</text:span><text:span text:style-name="T150"><text:s/>24</text:span><text:span text:style-name="T151">小時的尿蛋白質超過</text:span><text:span text:style-name="T152"><text:s/>300mg</text:span></text:p>
            <text:p text:style-name="P153"><text:span text:style-name="T154">(5)</text:span><text:span text:style-name="T155">高血壓</text:span><text:span text:style-name="T156"><text:s/></text:span><text:span text:style-name="T157">□</text:span><text:span text:style-name="T158"><text:s/></text:span><text:span text:style-name="T159">無</text:span></text:p>
            <text:p text:style-name="P160"><text:s text:c="3"/>□&gt;140/90mmHg或妊娠後期之血壓比早期收縮壓高<text:s/>30mmHg<text:s/>或舒張壓升高<text:s/>15mmHg</text:p>
            <text:p text:style-name="P161"><text:span text:style-name="T162">(6)</text:span><text:span text:style-name="T163">妊娠毒血症</text:span><text:span text:style-name="T164"><text:s/></text:span><text:span text:style-name="T165">□</text:span><text:span text:style-name="T166"><text:s/></text:span><text:span text:style-name="T167">無</text:span><text:span text:style-name="T168"><text:s/></text:span><text:span text:style-name="T169">□</text:span><text:span text:style-name="T170"><text:s/></text:span><text:span text:style-name="T171">有</text:span></text:p>
            <text:p text:style-name="P172"><text:span text:style-name="T173">(7)</text:span><text:span text:style-name="T174">其他問題</text:span></text:p>
            <text:p text:style-name="P175"><text:span text:style-name="T176">□</text:span><text:span text:style-name="T177"><text:s/></text:span><text:span text:style-name="T178">迫切性流產（妊娠</text:span><text:span text:style-name="T179">22</text:span><text:span text:style-name="T180">週未滿）</text:span><text:span text:style-name="T181"><text:s text:c="2"/></text:span><text:span text:style-name="T182">□</text:span><text:span text:style-name="T183"><text:s/></text:span><text:span text:style-name="T184">切迫性早產（妊娠</text:span><text:span text:style-name="T185">22</text:span><text:span text:style-name="T186">週以後）</text:span><text:span text:style-name="T187">□</text:span><text:span text:style-name="T188"><text:s/></text:span><text:span text:style-name="T189">多胞胎妊娠</text:span></text:p>
            <text:p text:style-name="P190">□<text:s/>羊水過少<text:s text:c="3"/>□<text:s/>羊水過多<text:s text:c="4"/>□<text:s/>早期子宮頸變薄<text:s/>(短) <text:s text:c="2"/>□<text:s/>泌尿道感染</text:p>
            <text:p text:style-name="P191">□<text:s/>妊娠糖尿病<text:s text:c="3"/>□<text:s/>前置胎盤<text:s text:c="4"/>□<text:s/>胎盤早期剝離<text:s text:c="2"/>□<text:s/>陰道出血<text:s/>(14週以後) <text:s text:c="2"/></text:p>
            <text:p text:style-name="P192">□<text:s/>子宮收縮頻率過高<text:s/>(1小時超過4次以上) <text:s text:c="3"/>□<text:s/>超音波檢查胎兒結構異常</text:p>
            <text:p text:style-name="P193">□<text:s/>胎兒生長遲滯（＞37<text:s/>週且體重≦<text:s/>2500g）<text:s text:c="2"/>□<text:s/>家族遺傳疾病或其他先天性異常</text:p>
            <text:p text:style-name="P194"><text:span text:style-name="T195">(8)</text:span><text:span text:style-name="T196">其他症狀</text:span><text:span text:style-name="T197"><text:s/></text:span><text:span text:style-name="T198">□</text:span><text:span text:style-name="T199"><text:s/></text:span><text:span text:style-name="T200">靜脈曲張</text:span><text:span text:style-name="T201"><text:s/></text:span><text:span text:style-name="T202">□</text:span><text:span text:style-name="T203"><text:s/></text:span><text:span text:style-name="T204">痔瘡</text:span><text:span text:style-name="T205"><text:s/></text:span><text:span text:style-name="T206">□</text:span><text:span text:style-name="T207"><text:s/></text:span><text:span text:style-name="T208">下背痛</text:span><text:span text:style-name="T209"><text:s/></text:span><text:span text:style-name="T210">□</text:span><text:span text:style-name="T211"><text:s/></text:span><text:span text:style-name="T212">膀胱炎</text:span><text:span text:style-name="T213"><text:s/></text:span><text:span text:style-name="T214">□</text:span><text:span text:style-name="T215"><text:s/></text:span><text:span text:style-name="T216">其他</text:span><text:span text:style-name="T217"><text:s text:c="19"/></text:span></text:p>
          </table:table-cell>
          <table:covered-table-cell/>
        </table:table-row>
        <table:table-row table:style-name="TableRow218">
          <table:table-cell table:style-name="TableCell219" table:number-columns-spanned="2">
            <text:p text:style-name="P220"><text:span text:style-name="T221">2.</text:span><text:span text:style-name="T222">分娩後子宮復舊與哺乳情形：</text:span></text:p>
            <text:p text:style-name="P223"><text:span text:style-name="T224">□</text:span><text:span text:style-name="T225"><text:s/></text:span><text:span text:style-name="T226">子宮復舊良好</text:span><text:span text:style-name="T227"><text:s text:c="2"/></text:span><text:span text:style-name="T228">□</text:span><text:span text:style-name="T229"><text:s/></text:span><text:span text:style-name="T230">子宮復舊不全，請敘明</text:span><text:span text:style-name="T231"><text:s/></text:span><text:span text:style-name="T232"><text:s text:c="33"/></text:span><text:span text:style-name="T233"><text:s/></text:span></text:p>
            <text:p text:style-name="P234"><text:span text:style-name="T235">□</text:span><text:span text:style-name="T236"><text:s/></text:span><text:span text:style-name="T237">哺乳情形，請敘明</text:span><text:span text:style-name="T238"><text:s/></text:span><text:span text:style-name="T239"><text:s text:c="53"/></text:span></text:p>
          </table:table-cell>
          <table:covered-table-cell/>
        </table:table-row>
        <table:table-row table:style-name="TableRow240">
          <table:table-cell table:style-name="TableCell241" table:number-columns-spanned="2">
            <text:p text:style-name="P242"><text:span text:style-name="T243">3</text:span><text:span text:style-name="T244">.</text:span><text:span text:style-name="T245">其他檢查異常，請敘明</text:span><text:span text:style-name="T246">:</text:span><text:span text:style-name="T247"><text:s text:c="53"/></text:span><text:span text:style-name="T248"><text:s/></text:span></text:p>
          </table:table-cell>
          <table:covered-table-cell/>
        </table:table-row>
        <table:table-row table:style-name="TableRow249">
          <table:table-cell table:style-name="TableCell250">
            <text:p text:style-name="P251">4.健康評估結果：</text:p>
            <text:p text:style-name="P252">□所從事之工作或以上健康問題，無害母體、胎兒或嬰兒健康。</text:p>
            <text:p text:style-name="P253">□所從事之工作或以上健康問題，可能影響母體、胎兒或嬰兒健康。</text:p>
            <text:p text:style-name="P254"><text:span text:style-name="T255">□所從事之工作或以上健康問題，會危害母體、胎兒或嬰兒健康。</text:span></text:p>
          </table:table-cell>
          <table:table-cell table:style-name="TableCell256">
            <text:p text:style-name="P257">5.所採取措施或建議：</text:p>
            <text:p text:style-name="P258">□<text:s/>定期追蹤檢查</text:p>
            <text:p text:style-name="P259"><text:span text:style-name="T260">□提供孕期或產後</text:span><text:span text:style-name="T261">健康指導</text:span></text:p>
            <text:p text:style-name="P262"><text:span text:style-name="T263">□工作適性安排建議</text:span></text:p>
            <text:p text:style-name="P264"><text:s text:c="2"/>□縮減工時或業務量</text:p>
            <text:p text:style-name="P265"><text:s text:c="2"/>□變更工作場所或職務</text:p>
            <text:p text:style-name="P266"><text:s/><text:s/>□停止工作（休養）</text:p>
            <text:p text:style-name="P267"><text:span text:style-name="T268">□</text:span><text:span text:style-name="T269"><text:s/></text:span><text:span text:style-name="T270">其他</text:span><text:span text:style-name="T271"><text:s/></text:span><text:span text:style-name="T272"><text:s text:c="23"/></text:span></text:p>
          </table:table-cell>
        </table:table-row>
        <table:table-row table:style-name="TableRow273">
          <table:table-cell table:style-name="TableCell274" table:number-columns-spanned="2">
            <text:p text:style-name="P275">備註：1.如無法開立此評估表，請將建議註記於孕婦健康手冊或另開立診斷書，提供雇主參考。</text:p>
            <text:p text:style-name="P276"><text:s text:c="6"/>2.如對本工作適性評估或建議有疑慮，可再請職業醫學科醫師現場訪視，提供綜合之適性評估建議。</text:p>
          </table:table-cell>
          <table:covered-table-cell/>
        </table:table-row>
      </table:table>
      <text:p text:style-name="內文"><text:span text:style-name="T277">醫療院所：</text:span><text:span text:style-name="T278"><text:s text:c="6"/></text:span><text:span text:style-name="T279">婦產科醫師（含醫師字號）：</text:span><text:span text:style-name="T280"><text:s text:c="7"/></text:span><text:span text:style-name="T281">評估日期：</text:span><text:span text:style-name="T282"><text:s text:c="6"/>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DF Kai Shu" svg:font-family="DF Kai Shu" style:font-family-generic="script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prefix="(" style:num-suffix=")" style:num-format="一, 十, 一百(繁), ...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1">
        <style:list-level-properties text:space-before="0.6666in" text:min-label-width="0.3333in" text:list-level-position-and-space-mode="label-alignment">
          <style:list-level-label-alignment text:label-followed-by="nothing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5in" fo:margin-bottom="0.6895in" fo:margin-right="0.7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吳佳芬</meta:initial-creator>
    <dc:creator>吳佳芬</dc:creator>
    <meta:creation-date>2016-10-05T03:06:00Z</meta:creation-date>
    <dc:date>2016-10-05T03:06:00Z</dc:date>
    <meta:template xlink:href="Normal" xlink:type="simple"/>
    <meta:editing-cycles>2</meta:editing-cycles>
    <meta:editing-duration>PT0S</meta:editing-duration>
    <meta:document-statistic meta:page-count="1" meta:paragraph-count="2" meta:word-count="194" meta:character-count="1302" meta:row-count="9" meta:non-whitespace-character-count="1110"/>
  </office:meta>
</office:document-meta>
</file>